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uron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9133" calcext:value-type="float">
            <text:p>0.9133</text:p>
          </table:table-cell>
          <table:table-cell office:value-type="float" office:value="0.897" calcext:value-type="float">
            <text:p>0.897</text:p>
          </table:table-cell>
          <table:table-cell office:value-type="float" office:value="0.8601" calcext:value-type="float">
            <text:p>0.8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8844" calcext:value-type="float">
            <text:p>0.8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51" calcext:value-type="float">
            <text:p>0.951</text:p>
          </table:table-cell>
          <table:table-cell office:value-type="float" office:value="0.9443" calcext:value-type="float">
            <text:p>0.9443</text:p>
          </table:table-cell>
          <table:table-cell office:value-type="float" office:value="0.8915" calcext:value-type="float">
            <text:p>0.89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574" calcext:value-type="float">
            <text:p>0.9574</text:p>
          </table:table-cell>
          <table:table-cell office:value-type="float" office:value="0.9582" calcext:value-type="float">
            <text:p>0.9582</text:p>
          </table:table-cell>
          <table:table-cell office:value-type="float" office:value="0.9193" calcext:value-type="float">
            <text:p>0.9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9618" calcext:value-type="float">
            <text:p>0.9618</text:p>
          </table:table-cell>
          <table:table-cell office:value-type="float" office:value="0.9642" calcext:value-type="float">
            <text:p>0.9642</text:p>
          </table:table-cell>
          <table:table-cell office:value-type="float" office:value="0.9149" calcext:value-type="float">
            <text:p>0.91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9629" calcext:value-type="float">
            <text:p>0.9629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9199" calcext:value-type="float">
            <text:p>0.9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638" calcext:value-type="float">
            <text:p>0.9638</text:p>
          </table:table-cell>
          <table:table-cell office:value-type="float" office:value="0.9682" calcext:value-type="float">
            <text:p>0.9682</text:p>
          </table:table-cell>
          <table:table-cell office:value-type="float" office:value="0.9321" calcext:value-type="float">
            <text:p>0.9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658" calcext:value-type="float">
            <text:p>0.9658</text:p>
          </table:table-cell>
          <table:table-cell office:value-type="float" office:value="0.9695" calcext:value-type="float">
            <text:p>0.9695</text:p>
          </table:table-cell>
          <table:table-cell office:value-type="float" office:value="0.9371" calcext:value-type="float">
            <text:p>0.93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679" calcext:value-type="float">
            <text:p>0.9679</text:p>
          </table:table-cell>
          <table:table-cell office:value-type="float" office:value="0.971" calcext:value-type="float">
            <text:p>0.971</text:p>
          </table:table-cell>
          <table:table-cell office:value-type="float" office:value="0.9445" calcext:value-type="float">
            <text:p>0.9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9702" calcext:value-type="float">
            <text:p>0.9702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9508" calcext:value-type="float">
            <text:p>0.95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716" calcext:value-type="float">
            <text:p>0.9716</text:p>
          </table:table-cell>
          <table:table-cell office:value-type="float" office:value="0.9732" calcext:value-type="float">
            <text:p>0.9732</text:p>
          </table:table-cell>
          <table:table-cell office:value-type="float" office:value="0.9566" calcext:value-type="float">
            <text:p>0.95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9729" calcext:value-type="float">
            <text:p>0.9729</text:p>
          </table:table-cell>
          <table:table-cell office:value-type="float" office:value="0.9575" calcext:value-type="float">
            <text:p>0.95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9732" calcext:value-type="float">
            <text:p>0.9732</text:p>
          </table:table-cell>
          <table:table-cell office:value-type="float" office:value="0.9606" calcext:value-type="float">
            <text:p>0.96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722" calcext:value-type="float">
            <text:p>0.9722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612" calcext:value-type="float">
            <text:p>0.96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9727" calcext:value-type="float">
            <text:p>0.9727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631" calcext:value-type="float">
            <text:p>0.96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9731" calcext:value-type="float">
            <text:p>0.9731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9643" calcext:value-type="float">
            <text:p>0.9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54" calcext:value-type="float">
            <text:p>0.954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783" calcext:value-type="float">
            <text:p>0.9783</text:p>
          </table:table-cell>
          <table:table-cell office:value-type="float" office:value="0.9661" calcext:value-type="float">
            <text:p>0.96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747" calcext:value-type="float">
            <text:p>0.9747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9741" calcext:value-type="float">
            <text:p>0.9741</text:p>
          </table:table-cell>
          <table:table-cell office:value-type="float" office:value="0.9794" calcext:value-type="float">
            <text:p>0.9794</text:p>
          </table:table-cell>
          <table:table-cell office:value-type="float" office:value="0.9695" calcext:value-type="float">
            <text:p>0.96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74" calcext:value-type="float">
            <text:p>0.974</text:p>
          </table:table-cell>
          <table:table-cell office:value-type="float" office:value="0.9798" calcext:value-type="float">
            <text:p>0.9798</text:p>
          </table:table-cell>
          <table:table-cell office:value-type="float" office:value="0.9696" calcext:value-type="float">
            <text:p>0.96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721" calcext:value-type="float">
            <text:p>0.97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754" calcext:value-type="float">
            <text:p>0.9754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9721" calcext:value-type="float">
            <text:p>0.97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728" calcext:value-type="float">
            <text:p>0.97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22" calcext:value-type="float">
            <text:p>0.97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976" calcext:value-type="float">
            <text:p>0.976</text:p>
          </table:table-cell>
          <table:table-cell office:value-type="float" office:value="0.9791" calcext:value-type="float">
            <text:p>0.9791</text:p>
          </table:table-cell>
          <table:table-cell office:value-type="float" office:value="0.9734" calcext:value-type="float">
            <text:p>0.97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976" calcext:value-type="float">
            <text:p>0.976</text:p>
          </table:table-cell>
          <table:table-cell office:value-type="float" office:value="0.9792" calcext:value-type="float">
            <text:p>0.9792</text:p>
          </table:table-cell>
          <table:table-cell office:value-type="float" office:value="0.9737" calcext:value-type="float">
            <text:p>0.97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757" calcext:value-type="float">
            <text:p>0.9757</text:p>
          </table:table-cell>
          <table:table-cell office:value-type="float" office:value="0.9796" calcext:value-type="float">
            <text:p>0.9796</text:p>
          </table:table-cell>
          <table:table-cell office:value-type="float" office:value="0.9729" calcext:value-type="float">
            <text:p>0.97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9711" calcext:value-type="float">
            <text:p>0.97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757" calcext:value-type="float">
            <text:p>0.9757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9729" calcext:value-type="float">
            <text:p>0.97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801" calcext:value-type="float">
            <text:p>0.9801</text:p>
          </table:table-cell>
          <table:table-cell office:value-type="float" office:value="0.9754" calcext:value-type="float">
            <text:p>0.97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763" calcext:value-type="float">
            <text:p>0.97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803" calcext:value-type="float">
            <text:p>0.9803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9762" calcext:value-type="float">
            <text:p>0.97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9768" calcext:value-type="float">
            <text:p>0.97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67" calcext:value-type="float">
            <text:p>0.97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67" calcext:value-type="float">
            <text:p>0.97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767" calcext:value-type="float">
            <text:p>0.97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763" calcext:value-type="float">
            <text:p>0.9763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757" calcext:value-type="float">
            <text:p>0.97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53" calcext:value-type="float">
            <text:p>0.953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62" calcext:value-type="float">
            <text:p>0.97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758" calcext:value-type="float">
            <text:p>0.9758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761" calcext:value-type="float">
            <text:p>0.97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54" calcext:value-type="float">
            <text:p>0.954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9807" calcext:value-type="float">
            <text:p>0.9807</text:p>
          </table:table-cell>
          <table:table-cell office:value-type="float" office:value="0.9768" calcext:value-type="float">
            <text:p>0.97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808" calcext:value-type="float">
            <text:p>0.9808</text:p>
          </table:table-cell>
          <table:table-cell office:value-type="float" office:value="0.9769" calcext:value-type="float">
            <text:p>0.97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55" calcext:value-type="float">
            <text:p>0.955</text:p>
          </table:table-cell>
          <table:table-cell office:value-type="float" office:value="0.9767" calcext:value-type="float">
            <text:p>0.9767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68" calcext:value-type="float">
            <text:p>0.97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53" calcext:value-type="float">
            <text:p>0.953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74" calcext:value-type="float">
            <text:p>0.97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767" calcext:value-type="float">
            <text:p>0.9767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777" calcext:value-type="float">
            <text:p>0.97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767" calcext:value-type="float">
            <text:p>0.9767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981" calcext:value-type="float">
            <text:p>0.981</text:p>
          </table:table-cell>
          <table:table-cell office:value-type="float" office:value="0.9777" calcext:value-type="float">
            <text:p>0.97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782" calcext:value-type="float">
            <text:p>0.97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77" calcext:value-type="float">
            <text:p>0.977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77" calcext:value-type="float">
            <text:p>0.977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782" calcext:value-type="float">
            <text:p>0.97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54" calcext:value-type="float">
            <text:p>0.954</text:p>
          </table:table-cell>
          <table:table-cell office:value-type="float" office:value="0.977" calcext:value-type="float">
            <text:p>0.977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786" calcext:value-type="float">
            <text:p>0.97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771" calcext:value-type="float">
            <text:p>0.9771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1" calcext:value-type="float">
            <text:p>0.97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4" calcext:value-type="float">
            <text:p>0.97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3" calcext:value-type="float">
            <text:p>0.97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4" calcext:value-type="float">
            <text:p>0.97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3" calcext:value-type="float">
            <text:p>0.953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3" calcext:value-type="float">
            <text:p>0.97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82" calcext:value-type="float">
            <text:p>0.97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79" calcext:value-type="float">
            <text:p>0.97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84" calcext:value-type="float">
            <text:p>0.97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81" calcext:value-type="float">
            <text:p>0.97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86" calcext:value-type="float">
            <text:p>0.97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3" calcext:value-type="float">
            <text:p>0.97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8" calcext:value-type="float">
            <text:p>0.97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4" calcext:value-type="float">
            <text:p>0.97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786" calcext:value-type="float">
            <text:p>0.97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3" calcext:value-type="float">
            <text:p>0.9813</text:p>
          </table:table-cell>
          <table:table-cell office:value-type="float" office:value="0.9791" calcext:value-type="float">
            <text:p>0.97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9773" calcext:value-type="float">
            <text:p>0.9773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792" calcext:value-type="float">
            <text:p>0.97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792" calcext:value-type="float">
            <text:p>0.97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52" calcext:value-type="float">
            <text:p>0.95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52" calcext:value-type="float">
            <text:p>0.95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792" calcext:value-type="float">
            <text:p>0.97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788" calcext:value-type="float">
            <text:p>0.97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793" calcext:value-type="float">
            <text:p>0.97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791" calcext:value-type="float">
            <text:p>0.97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796" calcext:value-type="float">
            <text:p>0.97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793" calcext:value-type="float">
            <text:p>0.97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8" calcext:value-type="float">
            <text:p>0.98</text:p>
          </table:table-cell>
        </table:table-row>
      </table:table>
      <table:table table:name="learning rat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9284" calcext:value-type="float">
            <text:p>0.9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9519" calcext:value-type="float">
            <text:p>0.95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9382" calcext:value-type="float">
            <text:p>0.9382</text:p>
          </table:table-cell>
          <table:table-cell office:value-type="float" office:value="0.9575" calcext:value-type="float">
            <text:p>0.9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9569" calcext:value-type="float">
            <text:p>0.95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4" calcext:value-type="float">
            <text:p>0.484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9417" calcext:value-type="float">
            <text:p>0.9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9507" calcext:value-type="float">
            <text:p>0.9507</text:p>
          </table:table-cell>
          <table:table-cell office:value-type="float" office:value="0.9586" calcext:value-type="float">
            <text:p>0.95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99" calcext:value-type="float">
            <text:p>0.5999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592" calcext:value-type="float">
            <text:p>0.9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581" calcext:value-type="float">
            <text:p>0.95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574" calcext:value-type="float">
            <text:p>0.95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574" calcext:value-type="float">
            <text:p>0.95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13" calcext:value-type="float">
            <text:p>0.7913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557" calcext:value-type="float">
            <text:p>0.95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076" calcext:value-type="float">
            <text:p>0.8076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535" calcext:value-type="float">
            <text:p>0.95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557" calcext:value-type="float">
            <text:p>0.95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9555" calcext:value-type="float">
            <text:p>0.9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9534" calcext:value-type="float">
            <text:p>0.95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954" calcext:value-type="float">
            <text:p>0.954</text:p>
          </table:table-cell>
          <table:table-cell office:value-type="float" office:value="0.9437" calcext:value-type="float">
            <text:p>0.94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9548" calcext:value-type="float">
            <text:p>0.9548</text:p>
          </table:table-cell>
          <table:table-cell office:value-type="float" office:value="0.9576" calcext:value-type="float">
            <text:p>0.9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558" calcext:value-type="float">
            <text:p>0.95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534" calcext:value-type="float">
            <text:p>0.95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759" calcext:value-type="float">
            <text:p>0.8759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558" calcext:value-type="float">
            <text:p>0.95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27" calcext:value-type="float">
            <text:p>0.95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9567" calcext:value-type="float">
            <text:p>0.95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85" calcext:value-type="float">
            <text:p>0.885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9536" calcext:value-type="float">
            <text:p>0.9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9582" calcext:value-type="float">
            <text:p>0.95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9" calcext:value-type="float">
            <text:p>0.89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547" calcext:value-type="float">
            <text:p>0.95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55" calcext:value-type="float">
            <text:p>0.955</text:p>
          </table:table-cell>
          <table:table-cell office:value-type="float" office:value="0.9533" calcext:value-type="float">
            <text:p>0.95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55" calcext:value-type="float">
            <text:p>0.95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568" calcext:value-type="float">
            <text:p>0.95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565" calcext:value-type="float">
            <text:p>0.95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537" calcext:value-type="float">
            <text:p>0.9537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9507" calcext:value-type="float">
            <text:p>0.95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571" calcext:value-type="float">
            <text:p>0.95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9546" calcext:value-type="float">
            <text:p>0.9546</text:p>
          </table:table-cell>
          <table:table-cell office:value-type="float" office:value="0.9578" calcext:value-type="float">
            <text:p>0.95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9558" calcext:value-type="float">
            <text:p>0.95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9568" calcext:value-type="float">
            <text:p>0.95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157" calcext:value-type="float">
            <text:p>0.9157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572" calcext:value-type="float">
            <text:p>0.95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187" calcext:value-type="float">
            <text:p>0.9187</text:p>
          </table:table-cell>
          <table:table-cell office:value-type="float" office:value="0.953" calcext:value-type="float">
            <text:p>0.953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2" calcext:value-type="float">
            <text:p>0.92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585" calcext:value-type="float">
            <text:p>0.95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214" calcext:value-type="float">
            <text:p>0.9214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224" calcext:value-type="float">
            <text:p>0.9224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9583" calcext:value-type="float">
            <text:p>0.95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9586" calcext:value-type="float">
            <text:p>0.95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248" calcext:value-type="float">
            <text:p>0.9248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9581" calcext:value-type="float">
            <text:p>0.95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265" calcext:value-type="float">
            <text:p>0.9265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55" calcext:value-type="float">
            <text:p>0.95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273" calcext:value-type="float">
            <text:p>0.9273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534" calcext:value-type="float">
            <text:p>0.9534</text:p>
          </table:table-cell>
          <table:table-cell office:value-type="float" office:value="0.9585" calcext:value-type="float">
            <text:p>0.95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9584" calcext:value-type="float">
            <text:p>0.95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55" calcext:value-type="float">
            <text:p>0.955</text:p>
          </table:table-cell>
          <table:table-cell office:value-type="float" office:value="0.9562" calcext:value-type="float">
            <text:p>0.95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9599" calcext:value-type="float">
            <text:p>0.95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316" calcext:value-type="float">
            <text:p>0.9316</text:p>
          </table:table-cell>
          <table:table-cell office:value-type="float" office:value="0.953" calcext:value-type="float">
            <text:p>0.953</text:p>
          </table:table-cell>
          <table:table-cell office:value-type="float" office:value="0.9589" calcext:value-type="float">
            <text:p>0.95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593" calcext:value-type="float">
            <text:p>0.95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336" calcext:value-type="float">
            <text:p>0.9336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575" calcext:value-type="float">
            <text:p>0.95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339" calcext:value-type="float">
            <text:p>0.9339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577" calcext:value-type="float">
            <text:p>0.95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345" calcext:value-type="float">
            <text:p>0.9345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561" calcext:value-type="float">
            <text:p>0.95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569" calcext:value-type="float">
            <text:p>0.95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485" calcext:value-type="float">
            <text:p>0.9485</text:p>
          </table:table-cell>
          <table:table-cell office:value-type="float" office:value="0.9589" calcext:value-type="float">
            <text:p>0.95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604" calcext:value-type="float">
            <text:p>0.96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376" calcext:value-type="float">
            <text:p>0.9376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589" calcext:value-type="float">
            <text:p>0.95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387" calcext:value-type="float">
            <text:p>0.9387</text:p>
          </table:table-cell>
          <table:table-cell office:value-type="float" office:value="0.954" calcext:value-type="float">
            <text:p>0.954</text:p>
          </table:table-cell>
          <table:table-cell office:value-type="float" office:value="0.9593" calcext:value-type="float">
            <text:p>0.95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389" calcext:value-type="float">
            <text:p>0.9389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582" calcext:value-type="float">
            <text:p>0.95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392" calcext:value-type="float">
            <text:p>0.9392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591" calcext:value-type="float">
            <text:p>0.95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583" calcext:value-type="float">
            <text:p>0.95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555" calcext:value-type="float">
            <text:p>0.95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399" calcext:value-type="float">
            <text:p>0.9399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587" calcext:value-type="float">
            <text:p>0.95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593" calcext:value-type="float">
            <text:p>0.95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582" calcext:value-type="float">
            <text:p>0.95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41" calcext:value-type="float">
            <text:p>0.941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552" calcext:value-type="float">
            <text:p>0.95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953" calcext:value-type="float">
            <text:p>0.953</text:p>
          </table:table-cell>
          <table:table-cell office:value-type="float" office:value="0.9566" calcext:value-type="float">
            <text:p>0.95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9533" calcext:value-type="float">
            <text:p>0.9533</text:p>
          </table:table-cell>
          <table:table-cell office:value-type="float" office:value="0.9593" calcext:value-type="float">
            <text:p>0.95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53" calcext:value-type="float">
            <text:p>0.953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622" calcext:value-type="float">
            <text:p>0.96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424" calcext:value-type="float">
            <text:p>0.9424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579" calcext:value-type="float">
            <text:p>0.95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428" calcext:value-type="float">
            <text:p>0.9428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591" calcext:value-type="float">
            <text:p>0.95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429" calcext:value-type="float">
            <text:p>0.9429</text:p>
          </table:table-cell>
          <table:table-cell office:value-type="float" office:value="0.9526" calcext:value-type="float">
            <text:p>0.9526</text:p>
          </table:table-cell>
          <table:table-cell office:value-type="float" office:value="0.9595" calcext:value-type="float">
            <text:p>0.95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431" calcext:value-type="float">
            <text:p>0.9431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607" calcext:value-type="float">
            <text:p>0.96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9611" calcext:value-type="float">
            <text:p>0.96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441" calcext:value-type="float">
            <text:p>0.944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607" calcext:value-type="float">
            <text:p>0.96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448" calcext:value-type="float">
            <text:p>0.9448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605" calcext:value-type="float">
            <text:p>0.96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451" calcext:value-type="float">
            <text:p>0.9451</text:p>
          </table:table-cell>
          <table:table-cell office:value-type="float" office:value="0.9521" calcext:value-type="float">
            <text:p>0.9521</text:p>
          </table:table-cell>
          <table:table-cell office:value-type="float" office:value="0.9598" calcext:value-type="float">
            <text:p>0.95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455" calcext:value-type="float">
            <text:p>0.9455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46" calcext:value-type="float">
            <text:p>0.946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608" calcext:value-type="float">
            <text:p>0.96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9612" calcext:value-type="float">
            <text:p>0.96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468" calcext:value-type="float">
            <text:p>0.946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9615" calcext:value-type="float">
            <text:p>0.96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602" calcext:value-type="float">
            <text:p>0.960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03" calcext:value-type="float">
            <text:p>0.96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482" calcext:value-type="float">
            <text:p>0.948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04" calcext:value-type="float">
            <text:p>0.96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86" calcext:value-type="float">
            <text:p>0.9486</text:p>
          </table:table-cell>
          <table:table-cell office:value-type="float" office:value="0.9518" calcext:value-type="float">
            <text:p>0.9518</text:p>
          </table:table-cell>
          <table:table-cell office:value-type="float" office:value="0.9604" calcext:value-type="float">
            <text:p>0.96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603" calcext:value-type="float">
            <text:p>0.96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49" calcext:value-type="float">
            <text:p>0.949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9601" calcext:value-type="float">
            <text:p>0.96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492" calcext:value-type="float">
            <text:p>0.9492</text:p>
          </table:table-cell>
          <table:table-cell office:value-type="float" office:value="0.952" calcext:value-type="float">
            <text:p>0.952</text:p>
          </table:table-cell>
          <table:table-cell office:value-type="float" office:value="0.9608" calcext:value-type="float">
            <text:p>0.96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9544" calcext:value-type="float">
            <text:p>0.95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534" calcext:value-type="float">
            <text:p>0.9534</text:p>
          </table:table-cell>
        </table:table-row>
      </table:table>
      <table:table table:name="max_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eurons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AX([neurons.$B2:.$B101])" office:value-type="float" office:value="0.9557" calcext:value-type="float">
            <text:p>0.95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X([neurons.$C3:.$C102])" office:value-type="float" office:value="0.9775" calcext:value-type="float">
            <text:p>0.97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MAX([neurons.$D4:.$D103])" office:value-type="float" office:value="0.9817" calcext:value-type="float">
            <text:p>0.981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MAX([neurons.$E5:.$E104])" office:value-type="float" office:value="0.98" calcext:value-type="float">
            <text:p>0.98</text:p>
          </table:table-cell>
        </table:table-row>
      </table:table>
      <table:table table:name="conv" table:style-name="ta1">
        <table:shapes>
          <draw:frame draw:z-index="0" draw:style-name="gr1" draw:text-style-name="P1" svg:width="420.33mm" svg:height="203.2mm" svg:x="45.7mm" svg:y="13.02mm">
            <loext:p draw:notify-on-update-of-ranges="conv.A3:conv.A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100 hidden neuron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float" office:value="0.9191" calcext:value-type="float">
            <text:p>0.9191</text:p>
          </table:table-cell>
        </table:table-row>
        <table:table-row table:style-name="ro1">
          <table:table-cell office:value-type="float" office:value="0.9552" calcext:value-type="float">
            <text:p>0.9552</text:p>
          </table:table-cell>
        </table:table-row>
        <table:table-row table:style-name="ro1">
          <table:table-cell office:value-type="float" office:value="0.9664" calcext:value-type="float">
            <text:p>0.9664</text:p>
          </table:table-cell>
        </table:table-row>
        <table:table-row table:style-name="ro1">
          <table:table-cell office:value-type="float" office:value="0.9719" calcext:value-type="float">
            <text:p>0.9719</text:p>
          </table:table-cell>
        </table:table-row>
        <table:table-row table:style-name="ro1">
          <table:table-cell office:value-type="float" office:value="0.9764" calcext:value-type="float">
            <text:p>0.9764</text:p>
          </table:table-cell>
        </table:table-row>
        <table:table-row table:style-name="ro1"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0.9788" calcext:value-type="float">
            <text:p>0.9788</text:p>
          </table:table-cell>
        </table:table-row>
        <table:table-row table:style-name="ro1">
          <table:table-cell office:value-type="float" office:value="0.9802" calcext:value-type="float">
            <text:p>0.9802</text:p>
          </table:table-cell>
        </table:table-row>
        <table:table-row table:style-name="ro1">
          <table:table-cell office:value-type="float" office:value="0.9808" calcext:value-type="float">
            <text:p>0.9808</text:p>
          </table:table-cell>
        </table:table-row>
        <table:table-row table:style-name="ro1">
          <table:table-cell office:value-type="float" office:value="0.9812" calcext:value-type="float">
            <text:p>0.9812</text:p>
          </table:table-cell>
        </table:table-row>
        <table:table-row table:style-name="ro1">
          <table:table-cell office:value-type="float" office:value="0.9813" calcext:value-type="float">
            <text:p>0.9813</text:p>
          </table:table-cell>
        </table:table-row>
        <table:table-row table:style-name="ro1">
          <table:table-cell office:value-type="float" office:value="0.9821" calcext:value-type="float">
            <text:p>0.9821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float" office:value="0.9825" calcext:value-type="float">
            <text:p>0.9825</text:p>
          </table:table-cell>
        </table:table-row>
        <table:table-row table:style-name="ro1">
          <table:table-cell office:value-type="float" office:value="0.9827" calcext:value-type="float">
            <text:p>0.9827</text:p>
          </table:table-cell>
        </table:table-row>
        <table:table-row table:style-name="ro1">
          <table:table-cell office:value-type="float" office:value="0.9833" calcext:value-type="float">
            <text:p>0.9833</text:p>
          </table:table-cell>
        </table:table-row>
        <table:table-row table:style-name="ro1">
          <table:table-cell office:value-type="float" office:value="0.9834" calcext:value-type="float">
            <text:p>0.9834</text:p>
          </table:table-cell>
        </table:table-row>
        <table:table-row table:style-name="ro1">
          <table:table-cell office:value-type="float" office:value="0.9838" calcext:value-type="float">
            <text:p>0.9838</text:p>
          </table:table-cell>
        </table:table-row>
        <table:table-row table:style-name="ro1">
          <table:table-cell office:value-type="float" office:value="0.9835" calcext:value-type="float">
            <text:p>0.9835</text:p>
          </table:table-cell>
        </table:table-row>
        <table:table-row table:style-name="ro1">
          <table:table-cell office:value-type="float" office:value="0.9839" calcext:value-type="float">
            <text:p>0.9839</text:p>
          </table:table-cell>
        </table:table-row>
        <table:table-row table:style-name="ro1">
          <table:table-cell office:value-type="float" office:value="0.9838" calcext:value-type="float">
            <text:p>0.9838</text:p>
          </table:table-cell>
        </table:table-row>
        <table:table-row table:style-name="ro1">
          <table:table-cell office:value-type="float" office:value="0.9838" calcext:value-type="float">
            <text:p>0.9838</text:p>
          </table:table-cell>
        </table:table-row>
        <table:table-row table:style-name="ro1">
          <table:table-cell office:value-type="float" office:value="0.9845" calcext:value-type="float">
            <text:p>0.9845</text:p>
          </table:table-cell>
        </table:table-row>
        <table:table-row table:style-name="ro1">
          <table:table-cell office:value-type="float" office:value="0.9846" calcext:value-type="float">
            <text:p>0.9846</text:p>
          </table:table-cell>
        </table:table-row>
        <table:table-row table:style-name="ro1">
          <table:table-cell office:value-type="float" office:value="0.9844" calcext:value-type="float">
            <text:p>0.9844</text:p>
          </table:table-cell>
        </table:table-row>
        <table:table-row table:style-name="ro1">
          <table:table-cell office:value-type="float" office:value="0.9839" calcext:value-type="float">
            <text:p>0.9839</text:p>
          </table:table-cell>
        </table:table-row>
        <table:table-row table:style-name="ro1">
          <table:table-cell office:value-type="float" office:value="0.9843" calcext:value-type="float">
            <text:p>0.9843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float" office:value="0.9841" calcext:value-type="float">
            <text:p>0.9841</text:p>
          </table:table-cell>
        </table:table-row>
        <table:table-row table:style-name="ro1">
          <table:table-cell office:value-type="float" office:value="0.9839" calcext:value-type="float">
            <text:p>0.9839</text:p>
          </table:table-cell>
        </table:table-row>
        <table:table-row table:style-name="ro1">
          <table:table-cell office:value-type="float" office:value="0.9842" calcext:value-type="float">
            <text:p>0.9842</text:p>
          </table:table-cell>
        </table:table-row>
        <table:table-row table:style-name="ro1">
          <table:table-cell office:value-type="float" office:value="0.9839" calcext:value-type="float">
            <text:p>0.9839</text:p>
          </table:table-cell>
        </table:table-row>
        <table:table-row table:style-name="ro1">
          <table:table-cell office:value-type="float" office:value="0.9842" calcext:value-type="float">
            <text:p>0.9842</text:p>
          </table:table-cell>
        </table:table-row>
        <table:table-row table:style-name="ro1">
          <table:table-cell office:value-type="float" office:value="0.9841" calcext:value-type="float">
            <text:p>0.9841</text:p>
          </table:table-cell>
        </table:table-row>
        <table:table-row table:style-name="ro1">
          <table:table-cell office:value-type="float" office:value="0.9843" calcext:value-type="float">
            <text:p>0.9843</text:p>
          </table:table-cell>
        </table:table-row>
        <table:table-row table:style-name="ro1">
          <table:table-cell office:value-type="float" office:value="0.9844" calcext:value-type="float">
            <text:p>0.9844</text:p>
          </table:table-cell>
        </table:table-row>
        <table:table-row table:style-name="ro1">
          <table:table-cell office:value-type="float" office:value="0.9848" calcext:value-type="float">
            <text:p>0.9848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float" office:value="0.9852" calcext:value-type="float">
            <text:p>0.9852</text:p>
          </table:table-cell>
        </table:table-row>
        <table:table-row table:style-name="ro1">
          <table:table-cell office:value-type="float" office:value="0.9857" calcext:value-type="float">
            <text:p>0.9857</text:p>
          </table:table-cell>
        </table:table-row>
        <table:table-row table:style-name="ro1">
          <table:table-cell office:value-type="float" office:value="0.9855" calcext:value-type="float">
            <text:p>0.9855</text:p>
          </table:table-cell>
        </table:table-row>
        <table:table-row table:style-name="ro1">
          <table:table-cell office:value-type="float" office:value="0.9856" calcext:value-type="float">
            <text:p>0.9856</text:p>
          </table:table-cell>
        </table:table-row>
        <table:table-row table:style-name="ro1">
          <table:table-cell office:value-type="float" office:value="0.9857" calcext:value-type="float">
            <text:p>0.9857</text:p>
          </table:table-cell>
        </table:table-row>
        <table:table-row table:style-name="ro1">
          <table:table-cell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0.9854" calcext:value-type="float">
            <text:p>0.9854</text:p>
          </table:table-cell>
        </table:table-row>
        <table:table-row table:style-name="ro1">
          <table:table-cell office:value-type="float" office:value="0.9854" calcext:value-type="float">
            <text:p>0.9854</text:p>
          </table:table-cell>
        </table:table-row>
        <table:table-row table:style-name="ro1">
          <table:table-cell office:value-type="float" office:value="0.9858" calcext:value-type="float">
            <text:p>0.9858</text:p>
          </table:table-cell>
        </table:table-row>
        <table:table-row table:style-name="ro1">
          <table:table-cell office:value-type="float" office:value="0.9856" calcext:value-type="float">
            <text:p>0.9856</text:p>
          </table:table-cell>
        </table:table-row>
        <table:table-row table:style-name="ro1">
          <table:table-cell office:value-type="float" office:value="0.9858" calcext:value-type="float">
            <text:p>0.9858</text:p>
          </table:table-cell>
        </table:table-row>
        <table:table-row table:style-name="ro1">
          <table:table-cell office:value-type="float" office:value="0.9861" calcext:value-type="float">
            <text:p>0.9861</text:p>
          </table:table-cell>
        </table:table-row>
        <table:table-row table:style-name="ro1">
          <table:table-cell office:value-type="float" office:value="0.9859" calcext:value-type="float">
            <text:p>0.9859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0.9858" calcext:value-type="float">
            <text:p>0.9858</text:p>
          </table:table-cell>
        </table:table-row>
        <table:table-row table:style-name="ro1">
          <table:table-cell office:value-type="float" office:value="0.9859" calcext:value-type="float">
            <text:p>0.9859</text:p>
          </table:table-cell>
        </table:table-row>
        <table:table-row table:style-name="ro1">
          <table:table-cell office:value-type="float" office:value="0.9861" calcext:value-type="float">
            <text:p>0.9861</text:p>
          </table:table-cell>
        </table:table-row>
        <table:table-row table:style-name="ro1">
          <table:table-cell office:value-type="float" office:value="0.9862" calcext:value-type="float">
            <text:p>0.9862</text:p>
          </table:table-cell>
        </table:table-row>
        <table:table-row table:style-name="ro1">
          <table:table-cell office:value-type="float" office:value="0.9862" calcext:value-type="float">
            <text:p>0.9862</text:p>
          </table:table-cell>
        </table:table-row>
        <table:table-row table:style-name="ro1">
          <table:table-cell office:value-type="float" office:value="0.9864" calcext:value-type="float">
            <text:p>0.9864</text:p>
          </table:table-cell>
        </table:table-row>
        <table:table-row table:style-name="ro1">
          <table:table-cell office:value-type="float" office:value="0.9863" calcext:value-type="float">
            <text:p>0.9863</text:p>
          </table:table-cell>
        </table:table-row>
      </table:table>
      <table:table table:name="Sheet5" table:style-name="ta1">
        <table:shapes>
          <draw:frame draw:z-index="0" draw:style-name="gr1" draw:text-style-name="P1" svg:width="327.79mm" svg:height="200.54mm" svg:x="81.67mm" svg:y="3.72mm">
            <loext:p draw:notify-on-update-of-ranges="Sheet5.B2:Sheet5.B2 Sheet5.B3:Sheet5.B62 Sheet5.C2:Sheet5.C2 Sheet5.C3:Sheet5.C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2x1000 hidden neurons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92" calcext:value-type="float">
            <text:p>0.9092</text:p>
          </table:table-cell>
          <table:table-cell office:value-type="float" office:value="0.8601" calcext:value-type="float">
            <text:p>0.8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7" calcext:value-type="float">
            <text:p>0.957</text:p>
          </table:table-cell>
          <table:table-cell office:value-type="float" office:value="0.8844" calcext:value-type="float">
            <text:p>0.8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8915" calcext:value-type="float">
            <text:p>0.89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9193" calcext:value-type="float">
            <text:p>0.9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71" calcext:value-type="float">
            <text:p>0.9771</text:p>
          </table:table-cell>
          <table:table-cell office:value-type="float" office:value="0.9149" calcext:value-type="float">
            <text:p>0.91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199" calcext:value-type="float">
            <text:p>0.91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321" calcext:value-type="float">
            <text:p>0.9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9371" calcext:value-type="float">
            <text:p>0.93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445" calcext:value-type="float">
            <text:p>0.9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4" calcext:value-type="float">
            <text:p>0.984</text:p>
          </table:table-cell>
          <table:table-cell office:value-type="float" office:value="0.9508" calcext:value-type="float">
            <text:p>0.95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566" calcext:value-type="float">
            <text:p>0.95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9575" calcext:value-type="float">
            <text:p>0.95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9606" calcext:value-type="float">
            <text:p>0.96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612" calcext:value-type="float">
            <text:p>0.96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631" calcext:value-type="float">
            <text:p>0.96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643" calcext:value-type="float">
            <text:p>0.9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661" calcext:value-type="float">
            <text:p>0.96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6" calcext:value-type="float">
            <text:p>0.986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695" calcext:value-type="float">
            <text:p>0.96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9696" calcext:value-type="float">
            <text:p>0.96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9721" calcext:value-type="float">
            <text:p>0.97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721" calcext:value-type="float">
            <text:p>0.97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728" calcext:value-type="float">
            <text:p>0.97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722" calcext:value-type="float">
            <text:p>0.97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34" calcext:value-type="float">
            <text:p>0.97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737" calcext:value-type="float">
            <text:p>0.97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729" calcext:value-type="float">
            <text:p>0.97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711" calcext:value-type="float">
            <text:p>0.97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729" calcext:value-type="float">
            <text:p>0.97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54" calcext:value-type="float">
            <text:p>0.97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63" calcext:value-type="float">
            <text:p>0.97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62" calcext:value-type="float">
            <text:p>0.97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68" calcext:value-type="float">
            <text:p>0.97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67" calcext:value-type="float">
            <text:p>0.97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767" calcext:value-type="float">
            <text:p>0.97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767" calcext:value-type="float">
            <text:p>0.97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757" calcext:value-type="float">
            <text:p>0.97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762" calcext:value-type="float">
            <text:p>0.97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879" calcext:value-type="float">
            <text:p>0.9879</text:p>
          </table:table-cell>
          <table:table-cell office:value-type="float" office:value="0.9761" calcext:value-type="float">
            <text:p>0.97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88" calcext:value-type="float">
            <text:p>0.988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766" calcext:value-type="float">
            <text:p>0.97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768" calcext:value-type="float">
            <text:p>0.976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769" calcext:value-type="float">
            <text:p>0.97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765" calcext:value-type="float">
            <text:p>0.97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768" calcext:value-type="float">
            <text:p>0.97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771" calcext:value-type="float">
            <text:p>0.97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774" calcext:value-type="float">
            <text:p>0.97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773" calcext:value-type="float">
            <text:p>0.97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777" calcext:value-type="float">
            <text:p>0.97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777" calcext:value-type="float">
            <text:p>0.97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782" calcext:value-type="float">
            <text:p>0.97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.9782" calcext:value-type="float">
            <text:p>0.97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.9786" calcext:value-type="float">
            <text:p>0.97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9781" calcext:value-type="float">
            <text:p>0.97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0.9784" calcext:value-type="float">
            <text:p>0.97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0.9785" calcext:value-type="float">
            <text:p>0.97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0.9783" calcext:value-type="float">
            <text:p>0.97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0.9784" calcext:value-type="float">
            <text:p>0.97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0.9783" calcext:value-type="float">
            <text:p>0.97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0.9782" calcext:value-type="float">
            <text:p>0.97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0.9779" calcext:value-type="float">
            <text:p>0.97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0.9784" calcext:value-type="float">
            <text:p>0.97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0.9781" calcext:value-type="float">
            <text:p>0.97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.9786" calcext:value-type="float">
            <text:p>0.97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0.9783" calcext:value-type="float">
            <text:p>0.97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0.9788" calcext:value-type="float">
            <text:p>0.97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0.9784" calcext:value-type="float">
            <text:p>0.97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0.9786" calcext:value-type="float">
            <text:p>0.97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0.9791" calcext:value-type="float">
            <text:p>0.97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0.9792" calcext:value-type="float">
            <text:p>0.97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0.9787" calcext:value-type="float">
            <text:p>0.97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0.9792" calcext:value-type="float">
            <text:p>0.97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0.979" calcext:value-type="float">
            <text:p>0.9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0.9792" calcext:value-type="float">
            <text:p>0.97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0.9788" calcext:value-type="float">
            <text:p>0.97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0.9793" calcext:value-type="float">
            <text:p>0.97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0.9791" calcext:value-type="float">
            <text:p>0.97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0.9796" calcext:value-type="float">
            <text:p>0.97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0.9793" calcext:value-type="float">
            <text:p>0.97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0.98" calcext:value-type="float">
            <text:p>0.98</text:p>
          </table:table-cell>
        </table:table-row>
      </table:table>
      <table:table table:name="conv_no_relu" table:style-name="ta1">
        <table:shapes>
          <draw:frame draw:z-index="0" draw:style-name="gr1" draw:text-style-name="P1" svg:width="261.44mm" svg:height="160.7mm" svg:x="146.07mm" svg:y="31.08mm">
            <loext:p draw:notify-on-update-of-ranges="conv_no_relu.A1:conv_no_relu.A1 conv_no_relu.A2:conv_no_relu.A61 conv_no_relu.B1:conv_no_relu.B1 conv_no_relu.B2:conv_no_relu.B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0.9184" calcext:value-type="float">
            <text:p>0.9184</text:p>
          </table:table-cell>
          <table:table-cell office:value-type="string" calcext:value-type="string">
            <text:p>Lr: 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3" calcext:value-type="float">
            <text:p>0.103</text:p>
          </table:table-cell>
          <table:table-cell office:value-type="float" office:value="0.9549" calcext:value-type="float">
            <text:p>0.9549</text:p>
          </table:table-cell>
          <table:table-cell office:value-type="string" calcext:value-type="string">
            <text:p>L2: 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3" calcext:value-type="float">
            <text:p>0.103</text:p>
          </table:table-cell>
          <table:table-cell office:value-type="float" office:value="0.9668" calcext:value-type="float">
            <text:p>0.966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3" calcext:value-type="float">
            <text:p>0.103</text:p>
          </table:table-cell>
          <table:table-cell office:value-type="float" office:value="0.9727" calcext:value-type="float">
            <text:p>0.97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9759" calcext:value-type="float">
            <text:p>0.97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9" calcext:value-type="float">
            <text:p>0.69</text:p>
          </table:table-cell>
          <table:table-cell office:value-type="float" office:value="0.9775" calcext:value-type="float">
            <text:p>0.977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9783" calcext:value-type="float">
            <text:p>0.978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802" calcext:value-type="float">
            <text:p>0.98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196" calcext:value-type="float">
            <text:p>0.9196</text:p>
          </table:table-cell>
          <table:table-cell office:value-type="float" office:value="0.9808" calcext:value-type="float">
            <text:p>0.98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31" calcext:value-type="float">
            <text:p>0.9331</text:p>
          </table:table-cell>
          <table:table-cell office:value-type="float" office:value="0.9812" calcext:value-type="float">
            <text:p>0.98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9814" calcext:value-type="float">
            <text:p>0.981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9817" calcext:value-type="float">
            <text:p>0.981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9813" calcext:value-type="float">
            <text:p>0.98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98" calcext:value-type="float">
            <text:p>0.9598</text:p>
          </table:table-cell>
          <table:table-cell office:value-type="float" office:value="0.9823" calcext:value-type="float">
            <text:p>0.98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28" calcext:value-type="float">
            <text:p>0.9628</text:p>
          </table:table-cell>
          <table:table-cell office:value-type="float" office:value="0.9827" calcext:value-type="float">
            <text:p>0.98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832" calcext:value-type="float">
            <text:p>0.98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68" calcext:value-type="float">
            <text:p>0.968</text:p>
          </table:table-cell>
          <table:table-cell office:value-type="float" office:value="0.9837" calcext:value-type="float">
            <text:p>0.98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05" calcext:value-type="float">
            <text:p>0.9705</text:p>
          </table:table-cell>
          <table:table-cell office:value-type="float" office:value="0.9833" calcext:value-type="float">
            <text:p>0.98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841" calcext:value-type="float">
            <text:p>0.98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732" calcext:value-type="float">
            <text:p>0.9732</text:p>
          </table:table-cell>
          <table:table-cell office:value-type="float" office:value="0.9846" calcext:value-type="float">
            <text:p>0.984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748" calcext:value-type="float">
            <text:p>0.9748</text:p>
          </table:table-cell>
          <table:table-cell office:value-type="float" office:value="0.9848" calcext:value-type="float">
            <text:p>0.984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848" calcext:value-type="float">
            <text:p>0.984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76" calcext:value-type="float">
            <text:p>0.976</text:p>
          </table:table-cell>
          <table:table-cell office:value-type="float" office:value="0.9848" calcext:value-type="float">
            <text:p>0.984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761" calcext:value-type="float">
            <text:p>0.9761</text:p>
          </table:table-cell>
          <table:table-cell office:value-type="float" office:value="0.9848" calcext:value-type="float">
            <text:p>0.984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77" calcext:value-type="float">
            <text:p>0.977</text:p>
          </table:table-cell>
          <table:table-cell office:value-type="float" office:value="0.9846" calcext:value-type="float">
            <text:p>0.984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847" calcext:value-type="float">
            <text:p>0.984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781" calcext:value-type="float">
            <text:p>0.9781</text:p>
          </table:table-cell>
          <table:table-cell office:value-type="float" office:value="0.9847" calcext:value-type="float">
            <text:p>0.984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789" calcext:value-type="float">
            <text:p>0.9789</text:p>
          </table:table-cell>
          <table:table-cell office:value-type="float" office:value="0.9847" calcext:value-type="float">
            <text:p>0.984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854" calcext:value-type="float">
            <text:p>0.985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9854" calcext:value-type="float">
            <text:p>0.985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854" calcext:value-type="float">
            <text:p>0.985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09" calcext:value-type="float">
            <text:p>0.9809</text:p>
          </table:table-cell>
          <table:table-cell office:value-type="float" office:value="0.9855" calcext:value-type="float">
            <text:p>0.98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862" calcext:value-type="float">
            <text:p>0.986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853" calcext:value-type="float">
            <text:p>0.985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9854" calcext:value-type="float">
            <text:p>0.985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821" calcext:value-type="float">
            <text:p>0.9821</text:p>
          </table:table-cell>
          <table:table-cell office:value-type="float" office:value="0.9854" calcext:value-type="float">
            <text:p>0.985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855" calcext:value-type="float">
            <text:p>0.985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822" calcext:value-type="float">
            <text:p>0.9822</text:p>
          </table:table-cell>
          <table:table-cell office:value-type="float" office:value="0.9853" calcext:value-type="float">
            <text:p>0.985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9858" calcext:value-type="float">
            <text:p>0.985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858" calcext:value-type="float">
            <text:p>0.985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859" calcext:value-type="float">
            <text:p>0.985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861" calcext:value-type="float">
            <text:p>0.986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862" calcext:value-type="float">
            <text:p>0.986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866" calcext:value-type="float">
            <text:p>0.986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838" calcext:value-type="float">
            <text:p>0.9838</text:p>
          </table:table-cell>
          <table:table-cell office:value-type="float" office:value="0.9863" calcext:value-type="float">
            <text:p>0.986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9863" calcext:value-type="float">
            <text:p>0.986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861" calcext:value-type="float">
            <text:p>0.986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9864" calcext:value-type="float">
            <text:p>0.986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862" calcext:value-type="float">
            <text:p>0.986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846" calcext:value-type="float">
            <text:p>0.9846</text:p>
          </table:table-cell>
          <table:table-cell office:value-type="float" office:value="0.9864" calcext:value-type="float">
            <text:p>0.986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63" calcext:value-type="float">
            <text:p>0.986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848" calcext:value-type="float">
            <text:p>0.9848</text:p>
          </table:table-cell>
          <table:table-cell office:value-type="float" office:value="0.9863" calcext:value-type="float">
            <text:p>0.986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66" calcext:value-type="float">
            <text:p>0.986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66" calcext:value-type="float">
            <text:p>0.986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67" calcext:value-type="float">
            <text:p>0.986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69" calcext:value-type="float">
            <text:p>0.986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866" calcext:value-type="float">
            <text:p>0.986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871" calcext:value-type="float">
            <text:p>0.987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87" calcext:value-type="float">
            <text:p>0.98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871" calcext:value-type="float">
            <text:p>0.9871</text:p>
          </table:table-cell>
          <table:table-cell/>
        </table:table-row>
      </table:table>
      <table:table table:name="conv_relu" table:style-name="ta1">
        <table:shapes>
          <draw:frame draw:z-index="0" draw:style-name="gr1" draw:text-style-name="P1" svg:width="230.51mm" svg:height="141.04mm" svg:x="86.41mm" svg:y="30.01mm">
            <loext:p draw:notify-on-update-of-ranges="conv_relu.A2:conv_relu.A61 conv_relu.B2:conv_relu.B61 conv_relu.B1:conv_relu.B1 conv_relu.B2:conv_relu.B61 conv_relu.A2:conv_relu.A6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re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84" calcext:value-type="float">
            <text:p>0.9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49" calcext:value-type="float">
            <text:p>0.95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68" calcext:value-type="float">
            <text:p>0.9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27" calcext:value-type="float">
            <text:p>0.9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59" calcext:value-type="float">
            <text:p>0.97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775" calcext:value-type="float">
            <text:p>0.97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83" calcext:value-type="float">
            <text:p>0.97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02" calcext:value-type="float">
            <text:p>0.98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08" calcext:value-type="float">
            <text:p>0.9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812" calcext:value-type="float">
            <text:p>0.98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814" calcext:value-type="float">
            <text:p>0.98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817" calcext:value-type="float">
            <text:p>0.98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13" calcext:value-type="float">
            <text:p>0.98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823" calcext:value-type="float">
            <text:p>0.98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27" calcext:value-type="float">
            <text:p>0.98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32" calcext:value-type="float">
            <text:p>0.98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837" calcext:value-type="float">
            <text:p>0.98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33" calcext:value-type="float">
            <text:p>0.98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41" calcext:value-type="float">
            <text:p>0.98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846" calcext:value-type="float">
            <text:p>0.98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848" calcext:value-type="float">
            <text:p>0.98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848" calcext:value-type="float">
            <text:p>0.98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848" calcext:value-type="float">
            <text:p>0.98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848" calcext:value-type="float">
            <text:p>0.98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846" calcext:value-type="float">
            <text:p>0.98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847" calcext:value-type="float">
            <text:p>0.98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847" calcext:value-type="float">
            <text:p>0.98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847" calcext:value-type="float">
            <text:p>0.98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854" calcext:value-type="float">
            <text:p>0.98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854" calcext:value-type="float">
            <text:p>0.98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854" calcext:value-type="float">
            <text:p>0.98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55" calcext:value-type="float">
            <text:p>0.98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862" calcext:value-type="float">
            <text:p>0.98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854" calcext:value-type="float">
            <text:p>0.98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854" calcext:value-type="float">
            <text:p>0.98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855" calcext:value-type="float">
            <text:p>0.98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858" calcext:value-type="float">
            <text:p>0.98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858" calcext:value-type="float">
            <text:p>0.98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859" calcext:value-type="float">
            <text:p>0.98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861" calcext:value-type="float">
            <text:p>0.98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862" calcext:value-type="float">
            <text:p>0.98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866" calcext:value-type="float">
            <text:p>0.98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863" calcext:value-type="float">
            <text:p>0.98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863" calcext:value-type="float">
            <text:p>0.98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861" calcext:value-type="float">
            <text:p>0.98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864" calcext:value-type="float">
            <text:p>0.98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862" calcext:value-type="float">
            <text:p>0.98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864" calcext:value-type="float">
            <text:p>0.98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863" calcext:value-type="float">
            <text:p>0.98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863" calcext:value-type="float">
            <text:p>0.98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866" calcext:value-type="float">
            <text:p>0.98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866" calcext:value-type="float">
            <text:p>0.98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867" calcext:value-type="float">
            <text:p>0.98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869" calcext:value-type="float">
            <text:p>0.98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866" calcext:value-type="float">
            <text:p>0.98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871" calcext:value-type="float">
            <text:p>0.98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871" calcext:value-type="float">
            <text:p>0.9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7:23:59.143542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2:41:03.796257285</meta:creation-date>
    <dc:date>2016-02-29T18:05:34.706517522</dc:date>
    <meta:editing-duration>PT31M7S</meta:editing-duration>
    <meta:editing-cycles>11</meta:editing-cycles>
    <meta:generator>LibreOffice/5.1.0.3$Linux_X86_64 LibreOffice_project/10m0$Build-3</meta:generator>
    <meta:document-statistic meta:table-count="7" meta:cell-count="15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2.034cm" svg:height="20.321cm" xlink:href=".." xlink:type="simple" chart:class="chart:scatter" chart:style-name="ch1">
        <chart:legend chart:legend-position="end" svg:x="39.208cm" svg:y="9.861cm" style:legend-expansion="high" chart:style-name="ch2"/>
        <chart:plot-area chart:style-name="ch3" table:cell-range-address="conv.A3:conv.A62" svg:x="0.84cm" svg:y="0.406cm" svg:width="37.528cm" svg:height="19.509cm">
          <chartooo:coordinate-region svg:x="1.752cm" svg:y="0.605cm" svg:width="36.429cm" svg:height="18.6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v.A3:conv.A62" chart:class="chart:scatter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91">
                <text:p>0.9191</text:p>
                <draw:g>
                  <svg:desc>conv.A3:conv.A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52">
                <text:p>0.9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64">
                <text:p>0.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19">
                <text:p>0.9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64">
                <text:p>0.9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88">
                <text:p>0.9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02">
                <text:p>0.9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08">
                <text:p>0.9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12">
                <text:p>0.9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13">
                <text:p>0.9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21">
                <text:p>0.98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25">
                <text:p>0.9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27">
                <text:p>0.9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33">
                <text:p>0.98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34">
                <text:p>0.9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35">
                <text:p>0.9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39">
                <text:p>0.9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46">
                <text:p>0.9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39">
                <text:p>0.9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41">
                <text:p>0.98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39">
                <text:p>0.9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42">
                <text:p>0.98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39">
                <text:p>0.98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42">
                <text:p>0.9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41">
                <text:p>0.98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57">
                <text:p>0.98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56">
                <text:p>0.98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57">
                <text:p>0.9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56">
                <text:p>0.9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59">
                <text:p>0.9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859">
                <text:p>0.98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63">
                <text:p>0.9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78cm" svg:height="20.055cm" xlink:href=".." xlink:type="simple" chart:class="chart:scatter" chart:style-name="ch1">
        <chart:legend chart:legend-position="end" svg:x="30.404cm" svg:y="9.479cm" style:legend-expansion="high" chart:style-name="ch2"/>
        <chart:plot-area chart:style-name="ch3" table:cell-range-address="Sheet5.B2:Sheet5.B62 Sheet5.C2:Sheet5.C102" chart:data-source-has-labels="row" svg:x="0.655cm" svg:y="0.401cm" svg:width="29.094cm" svg:height="19.253cm">
          <chartooo:coordinate-region svg:x="1.567cm" svg:y="0.6cm" svg:width="27.902cm" svg:height="18.4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3:Sheet5.B62" chart:label-cell-address="Sheet5.B2:Sheet5.B2" chart:class="chart:scatter">
            <chart:data-point chart:repeated="60"/>
          </chart:series>
          <chart:series chart:style-name="ch6" chart:values-cell-range-address="Sheet5.C3:Sheet5.C102" chart:label-cell-address="Sheet5.C2:Sheet5.C2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u</text:p>
                <draw:g>
                  <svg:desc>Sheet5.B2:Sheet5.B2</svg:desc>
                </draw:g>
              </table:table-cell>
              <table:table-cell office:value-type="string">
                <text:p>normal</text:p>
                <draw:g>
                  <svg:desc>Sheet5.C2:Sheet5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092">
                <text:p>0.9092</text:p>
                <draw:g>
                  <svg:desc>Sheet5.B3:Sheet5.B62</svg:desc>
                </draw:g>
              </table:table-cell>
              <table:table-cell office:value-type="float" office:value="0.8601">
                <text:p>0.8601</text:p>
                <draw:g>
                  <svg:desc>Sheet5.C3:Sheet5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7">
                <text:p>0.957</text:p>
              </table:table-cell>
              <table:table-cell office:value-type="float" office:value="0.8844">
                <text:p>0.8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05">
                <text:p>0.9705</text:p>
              </table:table-cell>
              <table:table-cell office:value-type="float" office:value="0.8915">
                <text:p>0.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43">
                <text:p>0.9743</text:p>
              </table:table-cell>
              <table:table-cell office:value-type="float" office:value="0.9193">
                <text:p>0.9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771">
                <text:p>0.9771</text:p>
              </table:table-cell>
              <table:table-cell office:value-type="float" office:value="0.9149">
                <text:p>0.9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02">
                <text:p>0.9802</text:p>
              </table:table-cell>
              <table:table-cell office:value-type="float" office:value="0.9199">
                <text:p>0.9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14">
                <text:p>0.9814</text:p>
              </table:table-cell>
              <table:table-cell office:value-type="float" office:value="0.9321">
                <text:p>0.9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25">
                <text:p>0.9825</text:p>
              </table:table-cell>
              <table:table-cell office:value-type="float" office:value="0.9371">
                <text:p>0.9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32">
                <text:p>0.9832</text:p>
              </table:table-cell>
              <table:table-cell office:value-type="float" office:value="0.9445">
                <text:p>0.94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4">
                <text:p>0.984</text:p>
              </table:table-cell>
              <table:table-cell office:value-type="float" office:value="0.9508">
                <text:p>0.9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44">
                <text:p>0.9844</text:p>
              </table:table-cell>
              <table:table-cell office:value-type="float" office:value="0.9566">
                <text:p>0.9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43">
                <text:p>0.9843</text:p>
              </table:table-cell>
              <table:table-cell office:value-type="float" office:value="0.9575">
                <text:p>0.9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45">
                <text:p>0.9845</text:p>
              </table:table-cell>
              <table:table-cell office:value-type="float" office:value="0.9606">
                <text:p>0.96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49">
                <text:p>0.9849</text:p>
              </table:table-cell>
              <table:table-cell office:value-type="float" office:value="0.9612">
                <text:p>0.9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53">
                <text:p>0.9853</text:p>
              </table:table-cell>
              <table:table-cell office:value-type="float" office:value="0.9631">
                <text:p>0.96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853">
                <text:p>0.9853</text:p>
              </table:table-cell>
              <table:table-cell office:value-type="float" office:value="0.9643">
                <text:p>0.9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59">
                <text:p>0.9859</text:p>
              </table:table-cell>
              <table:table-cell office:value-type="float" office:value="0.9661">
                <text:p>0.9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6">
                <text:p>0.986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66">
                <text:p>0.9866</text:p>
              </table:table-cell>
              <table:table-cell office:value-type="float" office:value="0.9695">
                <text:p>0.9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69">
                <text:p>0.9869</text:p>
              </table:table-cell>
              <table:table-cell office:value-type="float" office:value="0.9696">
                <text:p>0.96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69">
                <text:p>0.9869</text:p>
              </table:table-cell>
              <table:table-cell office:value-type="float" office:value="0.9721">
                <text:p>0.97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75">
                <text:p>0.9875</text:p>
              </table:table-cell>
              <table:table-cell office:value-type="float" office:value="0.9721">
                <text:p>0.9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76">
                <text:p>0.9876</text:p>
              </table:table-cell>
              <table:table-cell office:value-type="float" office:value="0.9728">
                <text:p>0.9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79">
                <text:p>0.9879</text:p>
              </table:table-cell>
              <table:table-cell office:value-type="float" office:value="0.9722">
                <text:p>0.97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8">
                <text:p>0.988</text:p>
              </table:table-cell>
              <table:table-cell office:value-type="float" office:value="0.9734">
                <text:p>0.9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82">
                <text:p>0.9882</text:p>
              </table:table-cell>
              <table:table-cell office:value-type="float" office:value="0.9737">
                <text:p>0.9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81">
                <text:p>0.9881</text:p>
              </table:table-cell>
              <table:table-cell office:value-type="float" office:value="0.9729">
                <text:p>0.9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81">
                <text:p>0.9881</text:p>
              </table:table-cell>
              <table:table-cell office:value-type="float" office:value="0.9711">
                <text:p>0.9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79">
                <text:p>0.9879</text:p>
              </table:table-cell>
              <table:table-cell office:value-type="float" office:value="0.9729">
                <text:p>0.97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8">
                <text:p>0.988</text:p>
              </table:table-cell>
              <table:table-cell office:value-type="float" office:value="0.9754">
                <text:p>0.9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8">
                <text:p>0.988</text:p>
              </table:table-cell>
              <table:table-cell office:value-type="float" office:value="0.9763">
                <text:p>0.9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8">
                <text:p>0.988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8">
                <text:p>0.988</text:p>
              </table:table-cell>
              <table:table-cell office:value-type="float" office:value="0.9762">
                <text:p>0.97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8">
                <text:p>0.988</text:p>
              </table:table-cell>
              <table:table-cell office:value-type="float" office:value="0.9768">
                <text:p>0.9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8">
                <text:p>0.988</text:p>
              </table:table-cell>
              <table:table-cell office:value-type="float" office:value="0.9767">
                <text:p>0.97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81">
                <text:p>0.9881</text:p>
              </table:table-cell>
              <table:table-cell office:value-type="float" office:value="0.9767">
                <text:p>0.9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8">
                <text:p>0.988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8">
                <text:p>0.988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81">
                <text:p>0.9881</text:p>
              </table:table-cell>
              <table:table-cell office:value-type="float" office:value="0.9767">
                <text:p>0.9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81">
                <text:p>0.9881</text:p>
              </table:table-cell>
              <table:table-cell office:value-type="float" office:value="0.9757">
                <text:p>0.9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79">
                <text:p>0.9879</text:p>
              </table:table-cell>
              <table:table-cell office:value-type="float" office:value="0.9762">
                <text:p>0.97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79">
                <text:p>0.9879</text:p>
              </table:table-cell>
              <table:table-cell office:value-type="float" office:value="0.9761">
                <text:p>0.9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8">
                <text:p>0.988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81">
                <text:p>0.9881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82">
                <text:p>0.9882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83">
                <text:p>0.9883</text:p>
              </table:table-cell>
              <table:table-cell office:value-type="float" office:value="0.9766">
                <text:p>0.9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81">
                <text:p>0.9881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83">
                <text:p>0.9883</text:p>
              </table:table-cell>
              <table:table-cell office:value-type="float" office:value="0.9768">
                <text:p>0.97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84">
                <text:p>0.9884</text:p>
              </table:table-cell>
              <table:table-cell office:value-type="float" office:value="0.9769">
                <text:p>0.97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84">
                <text:p>0.9884</text:p>
              </table:table-cell>
              <table:table-cell office:value-type="float" office:value="0.9765">
                <text:p>0.9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83">
                <text:p>0.9883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883">
                <text:p>0.9883</text:p>
              </table:table-cell>
              <table:table-cell office:value-type="float" office:value="0.9768">
                <text:p>0.97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883">
                <text:p>0.9883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82">
                <text:p>0.9882</text:p>
              </table:table-cell>
              <table:table-cell office:value-type="float" office:value="0.9774">
                <text:p>0.97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882">
                <text:p>0.9882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882">
                <text:p>0.9882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884">
                <text:p>0.9884</text:p>
              </table:table-cell>
              <table:table-cell office:value-type="float" office:value="0.9777">
                <text:p>0.9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82">
                <text:p>0.9882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82">
                <text:p>0.9882</text:p>
              </table:table-cell>
              <table:table-cell office:value-type="float" office:value="0.9777">
                <text:p>0.97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83">
                <text:p>0.9883</text:p>
              </table:table-cell>
              <table:table-cell office:value-type="float" office:value="0.9782">
                <text:p>0.9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2">
                <text:p>0.9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6">
                <text:p>0.9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5">
                <text:p>0.9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3">
                <text:p>0.9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3">
                <text:p>0.9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2">
                <text:p>0.9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79">
                <text:p>0.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6">
                <text:p>0.9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3">
                <text:p>0.9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8">
                <text:p>0.9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4">
                <text:p>0.9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6">
                <text:p>0.9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91">
                <text:p>0.9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7">
                <text:p>0.9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88">
                <text:p>0.9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93">
                <text:p>0.9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91">
                <text:p>0.9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96">
                <text:p>0.9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793">
                <text:p>0.9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45cm" svg:height="16.071cm" xlink:href=".." xlink:type="simple" chart:class="chart:scatter" chart:style-name="ch1">
        <chart:legend chart:legend-position="end" svg:x="24.245cm" svg:y="7.736cm" style:legend-expansion="high" chart:style-name="ch2"/>
        <chart:plot-area chart:style-name="ch3" table:cell-range-address="conv_no_relu.A1:conv_no_relu.B61" chart:data-source-has-labels="row" svg:x="0.522cm" svg:y="0.321cm" svg:width="23.201cm" svg:height="15.429cm">
          <chartooo:coordinate-region svg:x="1.249cm" svg:y="0.521cm" svg:width="22.288cm" svg:height="14.5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v_no_relu.B2:conv_no_relu.B61" chart:label-cell-address="conv_no_relu.B1:conv_no_relu.B1" chart:class="chart:scatter">
            <chart:domain table:cell-range-address="conv_no_relu.A2:conv_no_relu.A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c</text:p>
                <draw:g>
                  <svg:desc>conv_no_relu.B1:conv_no_relu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_no_relu.A2:conv_no_relu.A61</svg:desc>
                </draw:g>
              </table:table-cell>
              <table:table-cell office:value-type="float" office:value="0.103">
                <text:p>0.103</text:p>
                <draw:g>
                  <svg:desc>conv_no_relu.B2:conv_no_relu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973">
                <text:p>0.1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89">
                <text:p>0.85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007">
                <text:p>0.9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196">
                <text:p>0.9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331">
                <text:p>0.9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426">
                <text:p>0.94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496">
                <text:p>0.9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557">
                <text:p>0.95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598">
                <text:p>0.95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628">
                <text:p>0.96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656">
                <text:p>0.9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705">
                <text:p>0.97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717">
                <text:p>0.9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732">
                <text:p>0.97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748">
                <text:p>0.9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761">
                <text:p>0.9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781">
                <text:p>0.9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789">
                <text:p>0.9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793">
                <text:p>0.9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797">
                <text:p>0.97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809">
                <text:p>0.98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812">
                <text:p>0.9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816">
                <text:p>0.98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818">
                <text:p>0.9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21">
                <text:p>0.98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823">
                <text:p>0.9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822">
                <text:p>0.9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824">
                <text:p>0.98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827">
                <text:p>0.9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831">
                <text:p>0.98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832">
                <text:p>0.9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832">
                <text:p>0.9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832">
                <text:p>0.9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845">
                <text:p>0.98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846">
                <text:p>0.98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847">
                <text:p>0.98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849">
                <text:p>0.98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849">
                <text:p>0.98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856">
                <text:p>0.98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856">
                <text:p>0.98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052cm" svg:height="14.105cm" xlink:href=".." xlink:type="simple" chart:class="chart:scatter" chart:style-name="ch1">
        <chart:legend chart:legend-position="end" svg:x="20.2cm" svg:y="6.504cm" style:legend-expansion="high" chart:style-name="ch2"/>
        <chart:plot-area chart:style-name="ch3" table:cell-range-address="conv_relu.A2:conv_relu.B61 conv_relu.B1:conv_relu.B1" chart:data-source-has-labels="row" svg:x="0.461cm" svg:y="0.282cm" svg:width="19.278cm" svg:height="13.541cm">
          <chartooo:coordinate-region svg:x="1.373cm" svg:y="0.481cm" svg:width="18.179cm" svg:height="12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v_relu.B2:conv_relu.B61" chart:class="chart:scatter">
            <chart:domain table:cell-range-address="conv_relu.A2:conv_relu.A61"/>
            <chart:data-point chart:repeated="60"/>
          </chart:series>
          <chart:series chart:style-name="ch7" chart:values-cell-range-address="conv_relu.B2:conv_relu.B61" chart:label-cell-address="conv_relu.B1:conv_relu.B1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relu</text:p>
                <draw:g>
                  <svg:desc>conv_relu.B1:conv_relu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_relu.A2:conv_relu.A61</svg:desc>
                </draw:g>
              </table:table-cell>
              <table:table-cell office:value-type="float" office:value="0.9184">
                <text:p>0.9184</text:p>
                <draw:g>
                  <svg:desc>conv_relu.B2:conv_relu.B61</svg:desc>
                </draw:g>
              </table:table-cell>
              <table:table-cell office:value-type="float" office:value="0.9184">
                <text:p>0.9184</text:p>
                <draw:g>
                  <svg:desc>conv_relu.B2:conv_relu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549">
                <text:p>0.9549</text:p>
              </table:table-cell>
              <table:table-cell office:value-type="float" office:value="0.9549">
                <text:p>0.9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668">
                <text:p>0.9668</text:p>
              </table:table-cell>
              <table:table-cell office:value-type="float" office:value="0.9668">
                <text:p>0.9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727">
                <text:p>0.9727</text:p>
              </table:table-cell>
              <table:table-cell office:value-type="float" office:value="0.9727">
                <text:p>0.9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759">
                <text:p>0.9759</text:p>
              </table:table-cell>
              <table:table-cell office:value-type="float" office:value="0.9759">
                <text:p>0.9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775">
                <text:p>0.9775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783">
                <text:p>0.9783</text:p>
              </table:table-cell>
              <table:table-cell office:value-type="float" office:value="0.9783">
                <text:p>0.9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02">
                <text:p>0.9802</text:p>
              </table:table-cell>
              <table:table-cell office:value-type="float" office:value="0.9802">
                <text:p>0.9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808">
                <text:p>0.9808</text:p>
              </table:table-cell>
              <table:table-cell office:value-type="float" office:value="0.9808">
                <text:p>0.9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812">
                <text:p>0.9812</text:p>
              </table:table-cell>
              <table:table-cell office:value-type="float" office:value="0.9812">
                <text:p>0.98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814">
                <text:p>0.9814</text:p>
              </table:table-cell>
              <table:table-cell office:value-type="float" office:value="0.9814">
                <text:p>0.9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817">
                <text:p>0.9817</text:p>
              </table:table-cell>
              <table:table-cell office:value-type="float" office:value="0.9817">
                <text:p>0.9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813">
                <text:p>0.9813</text:p>
              </table:table-cell>
              <table:table-cell office:value-type="float" office:value="0.9813">
                <text:p>0.9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823">
                <text:p>0.9823</text:p>
              </table:table-cell>
              <table:table-cell office:value-type="float" office:value="0.9823">
                <text:p>0.9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827">
                <text:p>0.9827</text:p>
              </table:table-cell>
              <table:table-cell office:value-type="float" office:value="0.9827">
                <text:p>0.9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832">
                <text:p>0.9832</text:p>
              </table:table-cell>
              <table:table-cell office:value-type="float" office:value="0.9832">
                <text:p>0.9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837">
                <text:p>0.9837</text:p>
              </table:table-cell>
              <table:table-cell office:value-type="float" office:value="0.9837">
                <text:p>0.9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833">
                <text:p>0.9833</text:p>
              </table:table-cell>
              <table:table-cell office:value-type="float" office:value="0.9833">
                <text:p>0.9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841">
                <text:p>0.9841</text:p>
              </table:table-cell>
              <table:table-cell office:value-type="float" office:value="0.9841">
                <text:p>0.9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846">
                <text:p>0.9846</text:p>
              </table:table-cell>
              <table:table-cell office:value-type="float" office:value="0.9846">
                <text:p>0.9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848">
                <text:p>0.9848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848">
                <text:p>0.9848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848">
                <text:p>0.9848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848">
                <text:p>0.9848</text:p>
              </table:table-cell>
              <table:table-cell office:value-type="float" office:value="0.9848">
                <text:p>0.9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846">
                <text:p>0.9846</text:p>
              </table:table-cell>
              <table:table-cell office:value-type="float" office:value="0.9846">
                <text:p>0.9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847">
                <text:p>0.9847</text:p>
              </table:table-cell>
              <table:table-cell office:value-type="float" office:value="0.9847">
                <text:p>0.9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847">
                <text:p>0.9847</text:p>
              </table:table-cell>
              <table:table-cell office:value-type="float" office:value="0.9847">
                <text:p>0.98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847">
                <text:p>0.9847</text:p>
              </table:table-cell>
              <table:table-cell office:value-type="float" office:value="0.9847">
                <text:p>0.9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854">
                <text:p>0.9854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854">
                <text:p>0.9854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854">
                <text:p>0.9854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855">
                <text:p>0.9855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862">
                <text:p>0.9862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853">
                <text:p>0.9853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854">
                <text:p>0.9854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54">
                <text:p>0.9854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855">
                <text:p>0.9855</text:p>
              </table:table-cell>
              <table:table-cell office:value-type="float" office:value="0.9855">
                <text:p>0.9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853">
                <text:p>0.9853</text:p>
              </table:table-cell>
              <table:table-cell office:value-type="float" office:value="0.9853">
                <text:p>0.98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858">
                <text:p>0.9858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858">
                <text:p>0.9858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859">
                <text:p>0.9859</text:p>
              </table:table-cell>
              <table:table-cell office:value-type="float" office:value="0.9859">
                <text:p>0.98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861">
                <text:p>0.9861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862">
                <text:p>0.9862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866">
                <text:p>0.9866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863">
                <text:p>0.9863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863">
                <text:p>0.9863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861">
                <text:p>0.9861</text:p>
              </table:table-cell>
              <table:table-cell office:value-type="float" office:value="0.9861">
                <text:p>0.98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864">
                <text:p>0.9864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862">
                <text:p>0.9862</text:p>
              </table:table-cell>
              <table:table-cell office:value-type="float" office:value="0.9862">
                <text:p>0.9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864">
                <text:p>0.9864</text:p>
              </table:table-cell>
              <table:table-cell office:value-type="float" office:value="0.9864">
                <text:p>0.9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863">
                <text:p>0.9863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863">
                <text:p>0.9863</text:p>
              </table:table-cell>
              <table:table-cell office:value-type="float" office:value="0.9863">
                <text:p>0.98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866">
                <text:p>0.9866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866">
                <text:p>0.9866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867">
                <text:p>0.9867</text:p>
              </table:table-cell>
              <table:table-cell office:value-type="float" office:value="0.9867">
                <text:p>0.98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869">
                <text:p>0.9869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866">
                <text:p>0.9866</text:p>
              </table:table-cell>
              <table:table-cell office:value-type="float" office:value="0.9866">
                <text:p>0.98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871">
                <text:p>0.9871</text:p>
              </table:table-cell>
              <table:table-cell office:value-type="float" office:value="0.9871">
                <text:p>0.9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87">
                <text:p>0.98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871">
                <text:p>0.9871</text:p>
              </table:table-cell>
              <table:table-cell office:value-type="float" office:value="0.9871">
                <text:p>0.98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